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bc83f" officeooo:paragraph-rsid="001bc83f"/>
    </style:style>
    <style:style style:name="T1" style:family="text">
      <style:text-properties officeooo:rsid="001bc83f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<text:span text:style-name="T1">№</text:span> 4</text:p>
      <text:p text:style-name="Standard"/>
      <text:p text:style-name="P1">Тема: <text:s/>составление программ циклической структуры в IDE PyCharm Community.</text:p>
      <text:p text:style-name="P1"/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P1"/>
      <text:p text:style-name="P1">Тип алгоритма: циклический</text:p>
      <text:p text:style-name="P1"/>
      <text:p text:style-name="P1">Задача 1: Даны два целых числа A и B (A &lt; B). Вывести в порядке убывания все целые числа,</text:p>
      <text:p text:style-name="P1">расположенные между A и B (не включая числа A и B), а также количество N этих чисел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ry:</text:p>
      <text:p text:style-name="P1"><text:s text:c="4"/>a = int(input("Введите целое число А "))</text:p>
      <text:p text:style-name="P1"><text:s text:c="4"/>b = int(input("Введите целое число Б "))</text:p>
      <text:p text:style-name="P1"><text:s text:c="4"/>if a &lt; b:</text:p>
      <text:p text:style-name="P1"><text:s text:c="8"/>counter = 0</text:p>
      <text:p text:style-name="P1"><text:s text:c="8"/>numb = list(range(a + 1, b))</text:p>
      <text:p text:style-name="P1"><text:s text:c="8"/>for n in reversed(numb):</text:p>
      <text:p text:style-name="P1"><text:s text:c="12"/>print(n, end=" ")</text:p>
      <text:p text:style-name="P1"><text:s text:c="12"/>counter += 1</text:p>
      <text:p text:style-name="P1"><text:s text:c="8"/>print('Количество чисел: ', counter)</text:p>
      <text:p text:style-name="P1"><text:s text:c="4"/>else:</text:p>
      <text:p text:style-name="P1"><text:s text:c="8"/>print("А должно быть меньше Б")</text:p>
      <text:p text:style-name="P1">except ValueError:</text:p>
      <text:p text:style-name="P1"><text:s text:c="4"/>print("Введите 2 целых числа!!!")</text:p>
      <text:p text:style-name="P1"/>
      <text:p text:style-name="P1">Протокол работы:</text:p>
      <text:p text:style-name="P1">(Ввод) Введите целое число А 12</text:p>
      <text:p text:style-name="P1"><text:tab/>Введите целое число Б 16</text:p>
      <text:p text:style-name="P1">(Вывод) 15 14 13 Количество чисел: <text:s/>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Задача №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Код программы:</text:p>
      <text:p text:style-name="P1"/>
      <text:p text:style-name="P1">try:</text:p>
      <text:p text:style-name="P1"><text:s text:c="4"/>n = int(input("Введите целое, положительное число: "))</text:p>
      <text:p text:style-name="P1"><text:s text:c="4"/>if n &lt; 0:</text:p>
      <text:p text:style-name="P1"><text:s text:c="8"/>print("Введите положительное число: ")</text:p>
      <text:p text:style-name="P1"><text:s text:c="4"/>s = 0 <text:s text:c="2"/># сумма</text:p>
      <text:p text:style-name="P1"><text:s text:c="4"/>k = 0 <text:s text:c="2"/># наибольшее число</text:p>
      <text:p text:style-name="P1"><text:s text:c="4"/>while s+(k+1) &lt;= n:</text:p>
      <text:p text:style-name="P1"><text:s text:c="8"/>k += 1</text:p>
      <text:p text:style-name="P1"><text:s text:c="8"/>s += k</text:p>
      <text:p text:style-name="P1"><text:s text:c="8"/>if s &gt; n:</text:p>
      <text:p text:style-name="P1"><text:s text:c="12"/>break</text:p>
      <text:p text:style-name="P1">except ValueError:</text:p>
      <text:p text:style-name="P1"><text:s text:c="4"/>print("Введите число")</text:p>
      <text:p text:style-name="P1"/>
      <text:p text:style-name="P1">print("Сумма чисел равна: ", s)</text:p>
      <text:p text:style-name="P1">print("Наибольшее число равно : ", k)</text:p>
      <text:p text:style-name="P1"/>
      <text:p text:style-name="P1">Протокол работы:</text:p>
      <text:p text:style-name="P1">(Ввод) Введите целое, положительное число: 12</text:p>
      <text:p text:style-name="P1">(Вывод) Сумма чисел равна: <text:s/>10</text:p>
      <text:p text:style-name="P1"><text:tab/>Наибольшее число равно : <text:s/>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meta:initial-creator>Anton Boyarshinov</meta:initial-creator>
    <meta:creation-date>2008-09-02T15:39:21</meta:creation-date>
    <dc:date>2024-12-13T14:09:24.797316491</dc:date>
    <meta:editing-cycles>2</meta:editing-cycles>
    <meta:editing-duration>PT24M12S</meta:editing-duration>
    <meta:document-statistic meta:table-count="0" meta:image-count="0" meta:object-count="0" meta:page-count="4" meta:paragraph-count="45" meta:word-count="225" meta:character-count="1486" meta:non-whitespace-character-count="1144"/>
    <meta:user-defined meta:name="Поле 1"/>
    <meta:user-defined meta:name="Поле 2"/>
    <meta:user-defined meta:name="Поле 3"/>
    <meta:user-defined meta:name="Поле 4"/>
  </office:meta>
</office:document-meta>
</file>